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Oxygen, Ubuntu, Cantarell, 'Fira Sans', 'Droid Sans', 'Helvetica Neue', sans-serif"/>
  </office:font-face-decls>
  <office:automatic-styles>
    <style:style style:name="P1" style:family="paragraph" style:parent-style-name="Heading_20_2">
      <style:paragraph-properties fo:margin-left="0in" fo:margin-right="0in" fo:margin-top="0in" fo:margin-bottom="0in" style:contextual-spacing="false" fo:line-height="120%" fo:text-indent="0in" style:auto-text-indent="false" fo:padding="0in" fo:border="none"/>
      <style:text-properties style:font-name="apple-system" fo:font-weight="bold" loext:padding="0in" loext:border="none"/>
    </style:style>
    <style:style style:name="P2" style:family="paragraph" style:parent-style-name="Heading_20_2">
      <style:paragraph-properties fo:margin-left="0in" fo:margin-right="0in" fo:margin-top="0in" fo:margin-bottom="0in" style:contextual-spacing="false" fo:line-height="120%" fo:text-align="center" style:justify-single-word="false" fo:text-indent="0in" style:auto-text-indent="false" fo:padding="0in" fo:border="none"/>
      <style:text-properties style:font-name="apple-system" fo:font-weight="bold" loext:padding="0in" loext:border="none"/>
    </style:style>
    <style:style style:name="P3" style:family="paragraph" style:parent-style-name="Heading_20_2">
      <style:paragraph-properties fo:text-align="center" style:justify-single-word="false"/>
      <style:text-properties style:font-name="apple-system" fo:font-weight="bold" loext:padding="0in" loext:border="none"/>
    </style:style>
    <style:style style:name="P4" style:family="paragraph" style:parent-style-name="Heading_20_3">
      <style:paragraph-properties fo:margin-left="0in" fo:margin-right="0in" fo:margin-top="0in" fo:margin-bottom="0in" style:contextual-spacing="false" fo:line-height="120%" fo:text-indent="0in" style:auto-text-indent="false" fo:padding="0in" fo:border="none"/>
      <style:text-properties style:font-name="apple-system" fo:font-weight="bold" loext:padding="0in" loext:border="none"/>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style>
    <style:style style:name="P6" style:family="paragraph" style:parent-style-name="Text_20_body">
      <style:paragraph-properties fo:margin-left="0in" fo:margin-right="0in" fo:margin-top="0in" fo:margin-bottom="0in" style:contextual-spacing="false" fo:text-indent="0in" style:auto-text-indent="false" fo:padding="0in" fo:border="none"/>
      <style:text-properties fo:font-weight="normal" loext:padding="0in" loext:border="none"/>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P8" style:family="paragraph" style:parent-style-name="Text_20_body">
      <style:paragraph-properties fo:margin-left="0in" fo:margin-right="0in" fo:margin-top="0in" fo:margin-bottom="0in" style:contextual-spacing="false" fo:line-height="120%" fo:text-align="center" style:justify-single-word="false" fo:text-indent="0in" style:auto-text-indent="false" fo:padding="0in" fo:border="none"/>
      <style:text-properties style:font-name="apple-system" fo:font-weight="bold" loext:padding="0in" loext:border="none"/>
    </style:style>
    <style:style style:name="T1" style:family="text">
      <style:text-properties fo:font-weight="bold" loext:padding="0in" loext:border="none"/>
    </style:style>
    <style:style style:name="T2" style:family="text">
      <style:text-properties fo:color="#00aeff" loext:opacity="100%" style:text-line-through-style="none" style:text-line-through-type="none" style:text-underline-style="none" style:text-blinking="false" fo:background-color="transparent" loext:char-shading-value="0" loext:padding="0in" loext:border="none"/>
    </style:style>
    <style:style style:name="T3"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Qualitative Data Type</text:h>
      <text:p text:style-name="P6">Qualitative or Categorical Data describes the object under consideration using a finite set of discrete classes. It means that this type of data can’t be counted or measured easily using numbers and therefore divided into categories. The gender of a person (male, female, or others) is a good example of this data type.</text:p>
      <text:p text:style-name="P6">These are usually extracted from audio, images, or text medium. Another example can be of a smartphone brand that provides information about the current rating, the color of the phone, category of the phone, and so on. All this information can be categorized as Qualitative data. There are two subcategories under this:</text:p>
      <text:h text:style-name="P4" text:outline-level="3"/>
      <text:h text:style-name="P4" text:outline-level="3"><text:bookmark text:name="Nominal"/>Nominal</text:h>
      <text:p text:style-name="P6">These are the set of values that don’t possess a natural ordering. Let’s understand this with some examples. The color of a smartphone can be considered as a nominal data type as we can’t compare one color with others.</text:p>
      <text:p text:style-name="P6">It is not possible to state that ‘Red’ is greater than ‘Blue’. The gender of a person is another one where we can’t differentiate between male, female, or others. Mobile phone categories whether it is midrange, budget segment, or premium smartphone is also nominal data type.</text:p>
      <text:p text:style-name="P5"><text:span text:style-name="T2"/></text:p>
      <text:h text:style-name="P4" text:outline-level="3"><text:bookmark text:name="Ordinal"/>Ordinal</text:h>
      <text:p text:style-name="P6">These types of values have a natural ordering while maintaining their class of values. If we consider the size of a clothing brand then we can easily sort them according to their name tag in the order of small &lt; medium &lt; large. The grading system while marking candidates in a test can also be considered as an ordinal data type where A+ is definitely better than B grade. </text:p>
      <text:p text:style-name="P6">These categories help us deciding which encoding strategy can be applied to which type of data. Data encoding for Qualitative data is important because machine learning models can’t handle these values directly and needed to be converted to numerical types as the models are mathematical in nature.</text:p>
      <text:p text:style-name="P6">For nominal data type where there is no comparison among the categories, one-hot encoding can be applied which is similar to binary coding considering there are in less number and for the ordinal data type, label encoding can be applied which is a form of integer encoding.</text:p>
      <text:h text:style-name="P1" text:outline-level="2"/>
      <text:h text:style-name="P2" text:outline-level="2"><text:bookmark text:name="Quantitative_Data_Type"/>Quantitative Data Type</text:h>
      <text:p text:style-name="P8"/>
      <text:p text:style-name="P6">This data type tries to quantify things and it does by considering numerical values that make it countable in nature. The price of a smartphone, discount offered, number of ratings on a product, the frequency of processor of a smartphone, or ram of that particular phone, all these things fall under the category of Quantitative data types.</text:p>
      <text:p text:style-name="P6">The key thing is that there can be an infinite number of values a feature can take. For instance, the price of a smartphone can vary from x amount to any value and it can be further broken down based on <text:soft-page-break/>fractional values. The two subcategories which describe them clearly are:</text:p>
      <text:h text:style-name="P4" text:outline-level="3"/>
      <text:h text:style-name="P4" text:outline-level="3"><text:bookmark text:name="Discrete"/>Discrete</text:h>
      <text:p text:style-name="P6">The numerical values which fall under are integers or whole numbers are placed under this category. The number of speakers in the phone, cameras, cores in the processor, the number of sims supported all these are some of the examples of the discrete data type.</text:p>
      <text:h text:style-name="P4" text:outline-level="3"/>
      <text:h text:style-name="P4" text:outline-level="3"><text:bookmark text:name="Continuous"/>Continuous</text:h>
      <text:p text:style-name="P7"> <text:span text:style-name="T3">The fractional numbers are considered as continuous values. These can take the form of the operating frequency of the processors, the android version of the phone, wifi frequency, temperature of the cores, and so on. </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Oxygen, Ubuntu, Cantarell, 'Fira Sans', 'Droid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0T23:02:16.819000000</dc:date>
    <meta:editing-duration>PT1M58S</meta:editing-duration>
    <meta:editing-cycles>1</meta:editing-cycles>
    <meta:document-statistic meta:table-count="0" meta:image-count="0" meta:object-count="0" meta:page-count="2" meta:paragraph-count="17" meta:word-count="551" meta:character-count="3244" meta:non-whitespace-character-count="2707"/>
    <meta:generator>LibreOffice/7.2.4.1$Windows_X86_64 LibreOffice_project/27d75539669ac387bb498e35313b970b7fe9c4f9</meta:generator>
  </office:meta>
</office:document-meta>
</file>